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f90" officeooo:paragraph-rsid="001db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alu component</text:p>
      <text:p text:style-name="P1"/>
      <text:p text:style-name="P1">- front</text:p>
      <text:p text:style-name="P1">- back</text:p>
      <text:p text:style-name="P1">- export service</text:p>
      <text:p text:style-name="P1"/>
      <text:p text:style-name="P1">backend</text:p>
      <text:p text:style-name="P1">- das and webservi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05:04.660878170</meta:creation-date>
    <dc:date>2015-08-25T18:05:56.045732672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6" meta:word-count="14" meta:character-count="72" meta:non-whitespace-character-count="64"/>
    <meta:generator>LibreOffice/4.2.8.2$Linux_X86_64 LibreOffice_project/420m0$Build-2</meta:generator>
  </office:meta>
</office:document-meta>
</file>